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65in"/>
    </style:style>
    <style:style style:name="co3" style:family="table-column">
      <style:table-column-properties fo:break-before="auto" style:column-width="0.4307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6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sk</text:p>
          </table:table-cell>
          <table:table-cell office:value-type="string">
            <text:p>Ask price</text:p>
          </table:table-cell>
          <table:table-cell table:number-columns-repeated="2"/>
          <table:table-cell office:value-type="string">
            <text:p>ask</text:p>
          </table:table-cell>
          <table:table-cell office:value-type="float" office:value="7.9">
            <text:p>7.9</text:p>
          </table:table-cell>
          <table:table-cell table:number-columns-repeated="3"/>
        </table:table-row>
        <table:table-row table:style-name="ro2">
          <table:table-cell office:value-type="string">
            <text:p>asksz</text:p>
          </table:table-cell>
          <table:table-cell office:value-type="string">
            <text:p>Size of latest ask (in 100's)</text:p>
          </table:table-cell>
          <table:table-cell table:number-columns-repeated="2"/>
          <table:table-cell office:value-type="string">
            <text:p>asksz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bid</text:p>
          </table:table-cell>
          <table:table-cell office:value-type="string">
            <text:p>Bid price</text:p>
          </table:table-cell>
          <table:table-cell table:number-columns-repeated="2"/>
          <table:table-cell office:value-type="string">
            <text:p>bid</text:p>
          </table:table-cell>
          <table:table-cell office:value-type="float" office:value="7.7">
            <text:p>7.7</text:p>
          </table:table-cell>
          <table:table-cell table:number-columns-repeated="3"/>
        </table:table-row>
        <table:table-row table:style-name="ro2">
          <table:table-cell office:value-type="string">
            <text:p>bidsz</text:p>
          </table:table-cell>
          <table:table-cell office:value-type="string">
            <text:p>Size of latest bid (in 100's)</text:p>
          </table:table-cell>
          <table:table-cell table:number-columns-repeated="2"/>
          <table:table-cell office:value-type="string">
            <text:p>bidsz</text:p>
          </table:table-cell>
          <table:table-cell office:value-type="float" office:value="161">
            <text:p>161</text:p>
          </table:table-cell>
          <table:table-cell table:number-columns-repeated="3"/>
        </table:table-row>
        <table:table-row table:style-name="ro2">
          <table:table-cell office:value-type="string">
            <text:p>cl</text:p>
          </table:table-cell>
          <table:table-cell office:value-type="string">
            <text:p>previous close</text:p>
          </table:table-cell>
          <table:table-cell table:number-columns-repeated="2"/>
          <table:table-cell office:value-type="string">
            <text:p>cl</text:p>
          </table:table-cell>
          <table:table-cell office:value-type="float" office:value="8.2">
            <text:p>8.2</text:p>
          </table:table-cell>
          <table:table-cell table:number-columns-repeated="3"/>
        </table:table-row>
        <table:table-row table:style-name="ro2">
          <table:table-cell office:value-type="string">
            <text:p>date</text:p>
          </table:table-cell>
          <table:table-cell office:value-type="string">
            <text:p>Trade date of last trade</text:p>
          </table:table-cell>
          <table:table-cell table:number-columns-repeated="2"/>
          <table:table-cell office:value-type="string">
            <text:p>date</text:p>
          </table:table-cell>
          <table:table-cell office:value-type="string">
            <text:p>2018-02-16</text:p>
          </table:table-cell>
          <table:table-cell table:number-columns-repeated="3"/>
        </table:table-row>
        <table:table-row table:style-name="ro3">
          <table:table-cell office:value-type="string">
            <text:p>datetime</text:p>
          </table:table-cell>
          <table:table-cell office:value-type="string">
            <text:p>Date and time</text:p>
          </table:table-cell>
          <table:table-cell table:number-columns-repeated="2"/>
          <table:table-cell office:value-type="string">
            <text:p>exch</text:p>
          </table:table-cell>
          <table:table-cell office:value-type="string">
            <text:p>OPRA</text:p>
          </table:table-cell>
          <table:table-cell table:number-columns-repeated="3"/>
        </table:table-row>
        <table:table-row table:style-name="ro2">
          <table:table-cell office:value-type="string">
            <text:p>exch</text:p>
          </table:table-cell>
          <table:table-cell office:value-type="string">
            <text:p>exchange code</text:p>
          </table:table-cell>
          <table:table-cell table:number-columns-repeated="2"/>
          <table:table-cell office:value-type="string">
            <text:p>hi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exch_desc</text:p>
          </table:table-cell>
          <table:table-cell office:value-type="string">
            <text:p>exchange description</text:p>
          </table:table-cell>
          <table:table-cell table:number-columns-repeated="2"/>
          <table:table-cell office:value-type="string">
            <text:p>idelta</text:p>
          </table:table-cell>
          <table:table-cell office:value-type="float" office:value="0.89488">
            <text:p>0.89488</text:p>
          </table:table-cell>
          <table:table-cell table:number-columns-repeated="3"/>
        </table:table-row>
        <table:table-row table:style-name="ro4">
          <table:table-cell office:value-type="string">
            <text:p>hi</text:p>
          </table:table-cell>
          <table:table-cell office:value-type="string">
            <text:p>High Trade Price for the trading day </text:p>
          </table:table-cell>
          <table:table-cell table:number-columns-repeated="2"/>
          <table:table-cell office:value-type="string">
            <text:p>igamma</text:p>
          </table:table-cell>
          <table:table-cell office:value-type="float" office:value="0.02937">
            <text:p>0.02937</text:p>
          </table:table-cell>
          <table:table-cell table:number-columns-repeated="3"/>
        </table:table-row>
        <table:table-row table:style-name="ro2">
          <table:table-cell office:value-type="string">
            <text:p>incr_vl</text:p>
          </table:table-cell>
          <table:table-cell office:value-type="string">
            <text:p>Volume of last trade</text:p>
          </table:table-cell>
          <table:table-cell table:number-columns-repeated="2"/>
          <table:table-cell office:value-type="string">
            <text:p>imp_Volatility</text:p>
          </table:table-cell>
          <table:table-cell office:value-type="float" office:value="0.28683">
            <text:p>0.28683</text:p>
          </table:table-cell>
          <table:table-cell table:number-columns-repeated="3"/>
        </table:table-row>
        <table:table-row table:style-name="ro2">
          <table:table-cell office:value-type="string">
            <text:p>last</text:p>
          </table:table-cell>
          <table:table-cell office:value-type="string">
            <text:p>Last trade price</text:p>
          </table:table-cell>
          <table:table-cell table:number-columns-repeated="2"/>
          <table:table-cell office:value-type="string">
            <text:p>incr_vl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string">
            <text:p>lo</text:p>
          </table:table-cell>
          <table:table-cell office:value-type="string">
            <text:p>Low Trade Price for the trading day </text:p>
          </table:table-cell>
          <table:table-cell table:number-columns-repeated="2"/>
          <table:table-cell office:value-type="string">
            <text:p>irho</text:p>
          </table:table-cell>
          <table:table-cell table:number-columns-repeated="4"/>
        </table:table-row>
        <table:table-row table:style-name="ro5">
          <table:table-cell office:value-type="string">
            <text:p>op_style</text:p>
          </table:table-cell>
          <table:table-cell office:value-type="string">
            <text:p>Option Style – values are “A” American and “E” European </text:p>
          </table:table-cell>
          <table:table-cell table:number-columns-repeated="2"/>
          <table:table-cell office:value-type="string">
            <text:p>itheta</text:p>
          </table:table-cell>
          <table:table-cell office:value-type="float" office:value="-0.10414">
            <text:p>-0.10414</text:p>
          </table:table-cell>
          <table:table-cell table:number-columns-repeated="3"/>
        </table:table-row>
        <table:table-row table:style-name="ro6">
          <table:table-cell office:value-type="string">
            <text:p>op_subclass</text:p>
          </table:table-cell>
          <table:table-cell office:value-type="string">
            <text:p>Option class (0=Standard, 1=Leap, 3=Short Term) </text:p>
          </table:table-cell>
          <table:table-cell table:number-columns-repeated="2"/>
          <table:table-cell office:value-type="string">
            <text:p>ivega</text:p>
          </table:table-cell>
          <table:table-cell office:value-type="float" office:value="0.03942">
            <text:p>0.03942</text:p>
          </table:table-cell>
          <table:table-cell table:number-columns-repeated="3"/>
        </table:table-row>
        <table:table-row table:style-name="ro2">
          <table:table-cell office:value-type="string">
            <text:p>opn</text:p>
          </table:table-cell>
          <table:table-cell office:value-type="string">
            <text:p>Open trade price</text:p>
          </table:table-cell>
          <table:table-cell table:number-columns-repeated="2"/>
          <table:table-cell office:value-type="string">
            <text:p>last</text:p>
          </table:table-cell>
          <table:table-cell office:value-type="float" office:value="7.85">
            <text:p>7.85</text:p>
          </table:table-cell>
          <table:table-cell table:number-columns-repeated="3"/>
        </table:table-row>
        <table:table-row table:style-name="ro2">
          <table:table-cell office:value-type="string">
            <text:p>pcls</text:p>
          </table:table-cell>
          <table:table-cell office:value-type="string">
            <text:p>Prior day close</text:p>
          </table:table-cell>
          <table:table-cell table:number-columns-repeated="2"/>
          <table:table-cell office:value-type="string">
            <text:p>lo</text:p>
          </table:table-cell>
          <table:table-cell office:value-type="float" office:value="7.27">
            <text:p>7.27</text:p>
          </table:table-cell>
          <table:table-cell table:number-columns-repeated="3"/>
        </table:table-row>
        <table:table-row table:style-name="ro2">
          <table:table-cell office:value-type="string">
            <text:p>pr_openinterest</text:p>
          </table:table-cell>
          <table:table-cell office:value-type="string">
            <text:p>Prior day's open interest</text:p>
          </table:table-cell>
          <table:table-cell table:number-columns-repeated="2"/>
          <table:table-cell office:value-type="string">
            <text:p>op_styl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2">
          <table:table-cell office:value-type="string">
            <text:p>prchg</text:p>
          </table:table-cell>
          <table:table-cell office:value-type="string">
            <text:p>Prior day change</text:p>
          </table:table-cell>
          <table:table-cell table:number-columns-repeated="2"/>
          <table:table-cell office:value-type="string">
            <text:p>openinterest</text:p>
          </table:table-cell>
          <table:table-cell office:value-type="float" office:value="9098">
            <text:p>9098</text:p>
          </table:table-cell>
          <table:table-cell table:number-columns-repeated="3"/>
        </table:table-row>
        <table:table-row table:style-name="ro2">
          <table:table-cell office:value-type="string">
            <text:p>put_call</text:p>
          </table:table-cell>
          <table:table-cell office:value-type="string">
            <text:p>Option type (Put or Call)</text:p>
          </table:table-cell>
          <table:table-cell table:number-columns-repeated="2"/>
          <table:table-cell office:value-type="string">
            <text:p>opn</text:p>
          </table:table-cell>
          <table:table-cell office:value-type="float" office:value="7.61">
            <text:p>7.61</text:p>
          </table:table-cell>
          <table:table-cell table:number-columns-repeated="3"/>
        </table:table-row>
        <table:table-row table:style-name="ro2">
          <table:table-cell office:value-type="string">
            <text:p>pvol</text:p>
          </table:table-cell>
          <table:table-cell office:value-type="string">
            <text:p>Prior day total volume</text:p>
          </table:table-cell>
          <table:table-cell table:number-columns-repeated="2"/>
          <table:table-cell office:value-type="string">
            <text:p>put_call</text:p>
          </table:table-cell>
          <table:table-cell office:value-type="string">
            <text:p>call</text:p>
          </table:table-cell>
          <table:table-cell table:number-columns-repeated="3"/>
        </table:table-row>
        <table:table-row table:style-name="ro2">
          <table:table-cell office:value-type="string">
            <text:p>rootsymbol</text:p>
          </table:table-cell>
          <table:table-cell office:value-type="string">
            <text:p>Option root symbol</text:p>
          </table:table-cell>
          <table:table-cell table:number-columns-repeated="2"/>
          <table:table-cell office:value-type="string">
            <text:p>pvol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rikeprice</text:p>
          </table:table-cell>
          <table:table-cell office:value-type="string">
            <text:p>Option strike price (not extended by multiplier) </text:p>
          </table:table-cell>
          <table:table-cell table:number-columns-repeated="2"/>
          <table:table-cell office:value-type="string">
            <text:p>rootsymbol</text:p>
          </table:table-cell>
          <table:table-cell office:value-type="string">
            <text:p>AAPL</text:p>
          </table:table-cell>
          <table:table-cell table:number-columns-repeated="3"/>
        </table:table-row>
        <table:table-row table:style-name="ro2">
          <table:table-cell office:value-type="string">
            <text:p>symbol</text:p>
          </table:table-cell>
          <table:table-cell office:value-type="string">
            <text:p>Symbol from data provider</text:p>
          </table:table-cell>
          <table:table-cell table:number-columns-repeated="2"/>
          <table:table-cell office:value-type="string">
            <text:p>strikeprice</text:p>
          </table:table-cell>
          <table:table-cell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timestamp</text:p>
          </table:table-cell>
          <table:table-cell office:value-type="string">
            <text:p>Timestamp</text:p>
          </table:table-cell>
          <table:table-cell table:number-columns-repeated="2"/>
          <table:table-cell office:value-type="string">
            <text:p>symbol</text:p>
          </table:table-cell>
          <table:table-cell office:value-type="string">
            <text:p>AAPL180223C00165000</text:p>
          </table:table-cell>
          <table:table-cell table:number-columns-repeated="3"/>
        </table:table-row>
        <table:table-row table:style-name="ro4">
          <table:table-cell office:value-type="string">
            <text:p>tr_num</text:p>
          </table:table-cell>
          <table:table-cell office:value-type="string">
            <text:p>Number of trades since market open </text:p>
          </table:table-cell>
          <table:table-cell table:number-columns-repeated="2"/>
          <table:table-cell office:value-type="string">
            <text:p>tcond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4">
          <table:table-cell office:value-type="string">
            <text:p>undersymbol</text:p>
          </table:table-cell>
          <table:table-cell office:value-type="string">
            <text:p>An option's underlying symbol</text:p>
          </table:table-cell>
          <table:table-cell table:number-columns-repeated="2"/>
          <table:table-cell office:value-type="string">
            <text:p>timestamp</text:p>
          </table:table-cell>
          <table:table-cell office:value-type="float" office:value="1518931871">
            <text:p>1518931871</text:p>
          </table:table-cell>
          <table:table-cell table:number-columns-repeated="3"/>
        </table:table-row>
        <table:table-row table:style-name="ro2">
          <table:table-cell office:value-type="string">
            <text:p>vl</text:p>
          </table:table-cell>
          <table:table-cell office:value-type="string">
            <text:p>Cumulative volume</text:p>
          </table:table-cell>
          <table:table-cell table:number-columns-repeated="2"/>
          <table:table-cell office:value-type="string">
            <text:p>tr_num</text:p>
          </table:table-cell>
          <table:table-cell office:value-type="float" office:value="230">
            <text:p>230</text:p>
          </table:table-cell>
          <table:table-cell table:number-columns-repeated="3"/>
        </table:table-row>
        <table:table-row table:style-name="ro4">
          <table:table-cell office:value-type="string">
            <text:p>vwap</text:p>
          </table:table-cell>
          <table:table-cell office:value-type="string">
            <text:p>Volume weighted average price</text:p>
          </table:table-cell>
          <table:table-cell table:number-columns-repeated="2"/>
          <table:table-cell office:value-type="string">
            <text:p>undersymbol</text:p>
          </table:table-cell>
          <table:table-cell office:value-type="string">
            <text:p>AAPL</text:p>
          </table:table-cell>
          <table:table-cell table:number-columns-repeated="3"/>
        </table:table-row>
        <table:table-row table:style-name="ro7">
          <table:table-cell office:value-type="string">
            <text:p>xdate</text:p>
          </table:table-cell>
          <table:table-cell office:value-type="string">
            <text:p>Expiration date of option in the format of (YYYYMMDD) </text:p>
          </table:table-cell>
          <table:table-cell table:number-columns-repeated="2"/>
          <table:table-cell office:value-type="string">
            <text:p>vl</text:p>
          </table:table-cell>
          <table:table-cell office:value-type="float" office:value="2676">
            <text:p>2676</text:p>
          </table:table-cell>
          <table:table-cell table:number-columns-repeated="3"/>
        </table:table-row>
        <table:table-row table:style-name="ro2">
          <table:table-cell office:value-type="string">
            <text:p>xday</text:p>
          </table:table-cell>
          <table:table-cell office:value-type="string">
            <text:p>Expiration day of option</text:p>
          </table:table-cell>
          <table:table-cell table:number-columns-repeated="2"/>
          <table:table-cell office:value-type="string">
            <text:p>vwap</text:p>
          </table:table-cell>
          <table:table-cell office:value-type="float" office:value="9.39">
            <text:p>9.39</text:p>
          </table:table-cell>
          <table:table-cell table:number-columns-repeated="3"/>
        </table:table-row>
        <table:table-row table:style-name="ro4">
          <table:table-cell office:value-type="string">
            <text:p>xmonth</text:p>
          </table:table-cell>
          <table:table-cell office:value-type="string">
            <text:p>Expiration month of option</text:p>
          </table:table-cell>
          <table:table-cell table:number-columns-repeated="2"/>
          <table:table-cell office:value-type="string">
            <text:p>xdate</text:p>
          </table:table-cell>
          <table:table-cell office:value-type="float" office:value="20180223">
            <text:p>20180223</text:p>
          </table:table-cell>
          <table:table-cell table:number-columns-repeated="3"/>
        </table:table-row>
        <table:table-row table:style-name="ro2">
          <table:table-cell office:value-type="string">
            <text:p>xyear</text:p>
          </table:table-cell>
          <table:table-cell office:value-type="string">
            <text:p>Expiration year of option</text:p>
          </table:table-cell>
          <table:table-cell table:number-columns-repeated="2"/>
          <table:table-cell office:value-type="string">
            <text:p>xday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xmonth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xyear</text:p>
          </table:table-cell>
          <table:table-cell office:value-type="float" office:value="2018">
            <text:p>2018</text:p>
          </table:table-cell>
          <table:table-cell table:number-columns-repeated="3"/>
        </table:table-row>
        <table:table-row table:style-name="ro3" table:number-rows-repeated="24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01:5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01:14:22.96</meta:creation-date>
    <meta:editing-duration>PT23M26S</meta:editing-duration>
    <meta:editing-cycles>4</meta:editing-cycles>
    <meta:generator>OpenOffice.org/3.4.1$Win32 OpenOffice.org_project/341m1$Build-9593</meta:generator>
    <dc:date>2018-02-18T01:53:17.45</dc:date>
    <meta:document-statistic meta:table-count="3" meta:cell-count="135" meta:object-count="0"/>
  </office:meta>
</office:document-meta>
</file>